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6900000168A3EB312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atang" svg:font-family="Batang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9.304cm" svg:height="10.287cm" svg:x="4.318cm" svg:y="2.413cm">
          <draw:image xlink:href="Pictures/100000000000026900000168A3EB3120.png" xlink:type="simple" xlink:show="embed" xlink:actuate="onLoad">
            <text:p/>
          </draw:image>
        </draw:frame>
        <draw:frame draw:style-name="gr2" draw:text-style-name="P2" draw:layer="layout" svg:width="21.59cm" svg:height="0.963cm" svg:x="3.048cm" svg:y="13.208cm">
          <draw:text-box>
            <text:p text:style-name="P1">IEEE Spectrum rating for programming languages, 2014-201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atang" svg:font-family="Batang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6:53:07.17</meta:creation-date>
    <dc:date>2016-01-01T14:14:56.872000000</dc:date>
    <meta:editing-duration>PT45M41S</meta:editing-duration>
    <meta:editing-cycles>7</meta:editing-cycles>
    <meta:generator>LibreOffice/4.4.2.2$Windows_x86 LibreOffice_project/c4c7d32d0d49397cad38d62472b0bc8acff48dd6</meta:generator>
    <meta:document-statistic meta:object-count="25"/>
  </office:meta>
</office:document-meta>
</file>